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756in"/>
    </style:style>
    <style:style style:name="co3" style:family="table-column">
      <style:table-column-properties fo:break-before="auto" style:column-width="1.0075in"/>
    </style:style>
    <style:style style:name="ro1" style:family="table-row">
      <style:table-row-properties style:row-height="0.2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AT89S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MCU box</text:p>
          </table:table-cell>
        </table:table-row>
        <table:table-row table:style-name="ro2">
          <table:table-cell/>
          <table:table-cell office:value-type="string" calcext:value-type="string">
            <text:p>CH340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R network 8x4.7k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Resistor box</text:p>
          </table:table-cell>
        </table:table-row>
        <table:table-row table:style-name="ro2">
          <table:table-cell/>
          <table:table-cell office:value-type="string" calcext:value-type="string">
            <text:p>Resistor 4.7k 0805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Push button TH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Switch box</text:p>
          </table:table-cell>
        </table:table-row>
        <table:table-row table:style-name="ro2">
          <table:table-cell/>
          <table:table-cell office:value-type="string" calcext:value-type="string">
            <text:p>Crystal 12MH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Crystal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0.47u 080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20p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onnector USB B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2x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Pin header 1x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 table:number-columns-repeated="4"/>
          <table:table-cell table:formula="of:=IF(ISBLANK([.D14]);&quot;&quot;;([.D14]&gt;=[.C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]);&quot;&quot;;([.D15]&gt;=[.C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]);&quot;&quot;;([.D16]&gt;=[.C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]);&quot;&quot;;([.D17]&gt;=[.C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]);&quot;&quot;;([.D18]&gt;=[.C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]);&quot;&quot;;([.D19]&gt;=[.C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]);&quot;&quot;;([.D20]&gt;=[.C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]);&quot;&quot;;([.D21]&gt;=[.C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2]);&quot;&quot;;([.D22]&gt;=[.C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3]);&quot;&quot;;([.D23]&gt;=[.C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4]);&quot;&quot;;([.D24]&gt;=[.C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5]);&quot;&quot;;([.D25]&gt;=[.C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6]);&quot;&quot;;([.D26]&gt;=[.C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7]);&quot;&quot;;([.D27]&gt;=[.C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8]);&quot;&quot;;([.D28]&gt;=[.C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9]);&quot;&quot;;([.D29]&gt;=[.C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0]);&quot;&quot;;([.D30]&gt;=[.C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1]);&quot;&quot;;([.D31]&gt;=[.C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2]);&quot;&quot;;([.D32]&gt;=[.C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calcext:conditional-formats>
          <calcext:conditional-format calcext:target-range-address="Sheet1.E1:Sheet1.E63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1-27T09:11:48.174000000</meta:creation-date>
    <dc:date>2024-01-27T11:17:17.760000000</dc:date>
    <meta:editing-duration>PT1H4M48S</meta:editing-duration>
    <meta:editing-cycles>3</meta:editing-cycles>
    <meta:generator>LibreOffice/6.4.6.2$Windows_X86_64 LibreOffice_project/0ce51a4fd21bff07a5c061082cc82c5ed232f115</meta:generator>
    <meta:document-statistic meta:table-count="1" meta:cell-count="115" meta:object-count="0"/>
  </office:meta>
</office:document-meta>
</file>